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2a6099" loext:opacity="100%" fo:font-style="italic" officeooo:rsid="001f045b" officeooo:paragraph-rsid="001f045b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32pt" officeooo:rsid="001f045b" officeooo:paragraph-rsid="001f045b" style:font-size-asian="32pt" style:font-size-complex="32pt"/>
    </style:style>
    <style:style style:name="P3" style:family="paragraph" style:parent-style-name="Standard">
      <style:paragraph-properties fo:line-height="150%" fo:text-align="center" style:justify-single-word="false"/>
      <style:text-properties fo:font-size="40pt" officeooo:rsid="001f045b" officeooo:paragraph-rsid="001f045b" style:font-size-asian="40pt" style:font-size-complex="40pt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officeooo:rsid="001f045b" officeooo:paragraph-rsid="001f045b" style:font-size-asian="14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font-size="16pt" officeooo:rsid="002033b3" officeooo:paragraph-rsid="002033b3" fo:background-color="#ffff00" style:font-size-asian="14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officeooo:rsid="002033b3" officeooo:paragraph-rsid="002033b3" fo:background-color="transparent" style:font-size-asian="14pt" style:font-size-complex="16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6pt" officeooo:rsid="002033b3" officeooo:paragraph-rsid="002033b3" fo:background-color="transparent" style:font-size-asian="14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fo:font-size="16pt" officeooo:rsid="002033b3" officeooo:paragraph-rsid="002033b3" fo:background-color="transparent" style:font-size-asian="14pt" style:font-size-complex="16pt"/>
    </style:style>
    <style:style style:name="P9" style:family="paragraph" style:parent-style-name="Standard">
      <style:paragraph-properties fo:line-height="150%" fo:text-align="start" style:justify-single-word="false"/>
      <style:text-properties fo:font-size="16pt" officeooo:rsid="0023748e" officeooo:paragraph-rsid="0023748e" fo:background-color="transparent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f7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Memoria Práctica 3 </text:p>
      <text:p text:style-name="P3"/>
      <text:p text:style-name="P3">Sistemas Operativos</text:p>
      <text:p text:style-name="P3"><text:s/>y Distribuidos</text:p>
      <text:p text:style-name="P3"/>
      <text:p text:style-name="P3">Aplicación </text:p>
      <text:p text:style-name="P3">Distribuida</text:p>
      <text:p text:style-name="P3"/>
      <text:p text:style-name="P4"/>
      <text:p text:style-name="P4"/>
      <text:p text:style-name="P5"><text:soft-page-break/></text:p>
      <text:p text:style-name="P5">Links a los repositorios de GitHub:</text:p>
      <text:list text:style-name="L1">
        <text:list-item>
          <text:p text:style-name="P7"><text:span text:style-name="T1">Predict</text:span>: <text:a xlink:type="simple" xlink:href="https://github.com/jf-hurtado/predict/" text:style-name="Internet_20_link" text:visited-style-name="Visited_20_Internet_20_Link">https://github.com/jf-hurtado/predict/</text:a> <text:s/></text:p>
        </text:list-item>
        <text:list-item>
          <text:p text:style-name="P7"><text:span text:style-name="T1">Acquire</text:span>: <text:a xlink:type="simple" xlink:href="https://github.com/jf-hurtado/acquire/" text:style-name="Internet_20_link" text:visited-style-name="Visited_20_Internet_20_Link">https://github.com/jf-hurtado/acquire/</text:a> </text:p>
        </text:list-item>
        <text:list-item>
          <text:p text:style-name="P7"><text:span text:style-name="T1">Orchestrator</text:span>: <text:a xlink:type="simple" xlink:href="https://github.com/jf-hurtado/orchestrator" text:style-name="Internet_20_link" text:visited-style-name="Visited_20_Internet_20_Link">https://github.com/jf-hurtado/orchestrator</text:a> </text:p>
        </text:list-item>
      </text:list>
      <text:p text:style-name="P6"/>
      <text:list text:continue-numbering="true" text:style-name="L1">
        <text:list-item>
          <text:p text:style-name="P7">Repositorio completo con el <text:span text:style-name="T1">docker compose </text:span>y <text:span text:style-name="T1">todos los microservicios</text:span> en un mismo repositorio para poder levantarlos a la vez: <text:a xlink:type="simple" xlink:href="https://github.com/jf-hurtado/SOD_prediccion_electrica/" text:style-name="Internet_20_link" text:visited-style-name="Visited_20_Internet_20_Link">https://github.com/jf-hurtado/SOD_prediccion_electrica/</text:a> </text:p>
        </text:list-item>
      </text:list>
      <text:p text:style-name="P6"/>
      <text:p text:style-name="P6"/>
      <text:p text:style-name="P9">Ya que GitHub está fallando últimamente <text:span text:style-name="T1">te he dejado los códigos</text:span> dentro de una carpeta que se llama ‘codigo’ <text:s/>en caso de que no puedieras acceder a los links, <text:span text:style-name="T2">para prevenir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2a6099" loext:opacity="100%" fo:font-style="italic" officeooo:rsid="001f045b" officeooo:paragraph-rsid="001f045b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cho por: Jose Francisco Hurtado Valero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5:24:04.821948879</meta:creation-date>
    <dc:date>2025-12-17T10:30:47.970732698</dc:date>
    <meta:editing-duration>PT14M3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13" meta:word-count="84" meta:character-count="665" meta:non-whitespace-character-count="589"/>
  </office:meta>
</office:document-meta>
</file>